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2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358.4" calcext:value-type="float">
            <text:p>358.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182.255132529466" calcext:value-type="float">
            <text:p>182.255132529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508524365316591" calcext:value-type="float">
            <text:p>0.508524365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22:41.252000000</dc:date>
    <meta:editing-duration>PT5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